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4"/>
    <style:style style:name="ce4" style:family="table-cell" style:parent-style-name="Default" style:data-style-name="N100"/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1023" table:default-cell-style-name="Default"/>
        <table:table-row table:style-name="ro2">
          <table:table-cell table:style-name="ce1"/>
          <table:table-cell table:style-name="ce1" office:value-type="string">
            <text:p>Day 1</text:p>
          </table:table-cell>
          <table:table-cell table:style-name="ce1" office:value-type="string">
            <text:p>Day 2</text:p>
          </table:table-cell>
          <table:table-cell table:style-name="ce1" office:value-type="string">
            <text:p>Day 3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Week 1</text:p>
          </table:table-cell>
          <table:table-cell table:style-name="ce3" office:value-type="string">
            <text:p>30:00 mins</text:p>
          </table:table-cell>
          <table:table-cell table:style-name="ce3" office:value-type="string">
            <text:p>30:00 mins</text:p>
          </table:table-cell>
          <table:table-cell table:style-name="ce3" office:value-type="string">
            <text:p>30:00 mins</text:p>
          </table:table-cell>
          <table:table-cell table:number-columns-repeated="1020"/>
        </table:table-row>
        <table:table-row table:style-name="ro1">
          <table:table-cell office:value-type="string">
            <text:p>Week 2</text:p>
          </table:table-cell>
          <table:table-cell office:value-type="string">
            <text:p>31:00 mins</text:p>
          </table:table-cell>
          <table:table-cell office:value-type="string">
            <text:p>31:00 mins</text:p>
          </table:table-cell>
          <table:table-cell office:value-type="string">
            <text:p>31:00 mins</text:p>
          </table:table-cell>
          <table:table-cell table:number-columns-repeated="1020"/>
        </table:table-row>
        <table:table-row table:style-name="ro1">
          <table:table-cell office:value-type="string">
            <text:p>Week 3</text:p>
          </table:table-cell>
          <table:table-cell office:value-type="string">
            <text:p>28:00 mins</text:p>
          </table:table-cell>
          <table:table-cell office:value-type="string">
            <text:p>28:00 mins</text:p>
          </table:table-cell>
          <table:table-cell office:value-type="string">
            <text:p>28:00 mins</text:p>
          </table:table-cell>
          <table:table-cell table:number-columns-repeated="1020"/>
        </table:table-row>
        <table:table-row table:style-name="ro3">
          <table:table-cell office:value-type="string">
            <text:p>Week 4</text:p>
          </table:table-cell>
          <table:table-cell table:style-name="ce4" office:value-type="string">
            <text:p>31.00 mins</text:p>
          </table:table-cell>
          <table:table-cell table:style-name="ce4" office:value-type="string">
            <text:p>31.00 mins</text:p>
          </table:table-cell>
          <table:table-cell table:style-name="ce4" office:value-type="string">
            <text:p>31.00 mins</text:p>
          </table:table-cell>
          <table:table-cell table:number-columns-repeated="1020"/>
        </table:table-row>
        <table:table-row table:style-name="ro1">
          <table:table-cell office:value-type="string">
            <text:p>Week 5</text:p>
          </table:table-cell>
          <table:table-cell office:value-type="string">
            <text:p>31:00 mins</text:p>
          </table:table-cell>
          <table:table-cell office:value-type="string">
            <text:p>31:00 mins</text:p>
          </table:table-cell>
          <table:table-cell office:value-type="string">
            <text:p>30:00 mins</text:p>
          </table:table-cell>
          <table:table-cell table:number-columns-repeated="1020"/>
        </table:table-row>
        <table:table-row table:style-name="ro1">
          <table:table-cell office:value-type="string">
            <text:p>Week 6</text:p>
          </table:table-cell>
          <table:table-cell office:value-type="string">
            <text:p>34:00 mins</text:p>
          </table:table-cell>
          <table:table-cell office:value-type="string">
            <text:p>33:00 mins</text:p>
          </table:table-cell>
          <table:table-cell office:value-type="string">
            <text:p>32:00 mins</text:p>
          </table:table-cell>
          <table:table-cell table:number-columns-repeated="1020"/>
        </table:table-row>
        <table:table-row table:style-name="ro1">
          <table:table-cell office:value-type="string">
            <text:p>Week 7</text:p>
          </table:table-cell>
          <table:table-cell office:value-type="string">
            <text:p>35:00 mins</text:p>
          </table:table-cell>
          <table:table-cell office:value-type="string">
            <text:p>35:00 mins</text:p>
          </table:table-cell>
          <table:table-cell office:value-type="string">
            <text:p>35:00 mins</text:p>
          </table:table-cell>
          <table:table-cell table:number-columns-repeated="1020"/>
        </table:table-row>
        <table:table-row table:style-name="ro1">
          <table:table-cell office:value-type="string">
            <text:p>Week 8</text:p>
          </table:table-cell>
          <table:table-cell office:value-type="string">
            <text:p>38:00 mins</text:p>
          </table:table-cell>
          <table:table-cell office:value-type="string">
            <text:p>38:00 mins</text:p>
          </table:table-cell>
          <table:table-cell office:value-type="string">
            <text:p>40:00 mins</text:p>
          </table:table-cell>
          <table:table-cell table:number-columns-repeated="1020"/>
        </table:table-row>
        <table:table-row table:style-name="ro1">
          <table:table-cell office:value-type="string">
            <text:p>Run 5K</text:p>
          </table:table-cell>
          <table:table-cell office:value-type="string">
            <text:p>40:00 mi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5"/>
          <table:table-cell table:style-name="ce1" office:value-type="string" table:number-columns-spanned="2" table:number-rows-spanned="1">
            <text:p>Lap 1</text:p>
          </table:table-cell>
          <table:covered-table-cell table:style-name="ce1" office:value-type="string">
            <text:p>Lap 2</text:p>
          </table:covered-table-cell>
          <table:table-cell table:style-name="ce1" office:value-type="string" table:number-columns-spanned="2" table:number-rows-spanned="1">
            <text:p>Lap 2</text:p>
          </table:table-cell>
          <table:covered-table-cell table:style-name="ce5"/>
          <table:table-cell table:style-name="ce1" office:value-type="string" table:number-columns-spanned="2" table:number-rows-spanned="1">
            <text:p>Lap 3</text:p>
          </table:table-cell>
          <table:covered-table-cell table:style-name="ce5"/>
          <table:table-cell table:style-name="ce1" office:value-type="string" table:number-columns-spanned="2" table:number-rows-spanned="1">
            <text:p>Lap 4</text:p>
          </table:table-cell>
          <table:covered-table-cell table:style-name="ce5"/>
          <table:table-cell table:style-name="ce1" office:value-type="string" table:number-columns-spanned="2" table:number-rows-spanned="1">
            <text:p>Lap 5</text:p>
          </table:table-cell>
          <table:covered-table-cell table:style-name="ce5"/>
          <table:table-cell table:style-name="ce1" office:value-type="string" table:number-columns-spanned="2" table:number-rows-spanned="1">
            <text:p>Lap 6</text:p>
          </table:table-cell>
          <table:covered-table-cell table:style-name="ce5"/>
          <table:table-cell table:style-name="ce1" office:value-type="string" table:number-columns-spanned="2" table:number-rows-spanned="1">
            <text:p>Lap 7</text:p>
          </table:table-cell>
          <table:covered-table-cell table:style-name="ce5"/>
          <table:table-cell table:style-name="ce1" office:value-type="string" table:number-columns-spanned="2" table:number-rows-spanned="1">
            <text:p>Lap 8</text:p>
          </table:table-cell>
          <table:covered-table-cell table:style-name="ce5"/>
          <table:table-cell table:style-name="ce5" table:number-columns-repeated="1006"/>
        </table:table-row>
        <table:table-row table:style-name="ro1">
          <table:table-cell/>
          <table:table-cell table:style-name="ce2" office:value-type="string">
            <text:p>Warm Up</text:p>
          </table:table-cell>
          <table:table-cell table:style-name="ce2" office:value-type="string">
            <text:p>Jogging</text:p>
          </table:table-cell>
          <table:table-cell table:style-name="ce2" office:value-type="string">
            <text:p>Walking </text:p>
          </table:table-cell>
          <table:table-cell table:style-name="ce2" office:value-type="string">
            <text:p>Jogging</text:p>
          </table:table-cell>
          <table:table-cell table:style-name="ce2" office:value-type="string">
            <text:p>Walking </text:p>
          </table:table-cell>
          <table:table-cell table:style-name="ce2" office:value-type="string">
            <text:p>Jogging</text:p>
          </table:table-cell>
          <table:table-cell table:style-name="ce2" office:value-type="string">
            <text:p>Walking </text:p>
          </table:table-cell>
          <table:table-cell table:style-name="ce2" office:value-type="string">
            <text:p>Jogging</text:p>
          </table:table-cell>
          <table:table-cell table:style-name="ce2" office:value-type="string">
            <text:p>Walking </text:p>
          </table:table-cell>
          <table:table-cell table:style-name="ce2" office:value-type="string">
            <text:p>Jogging</text:p>
          </table:table-cell>
          <table:table-cell table:style-name="ce2" office:value-type="string">
            <text:p>Walking </text:p>
          </table:table-cell>
          <table:table-cell table:style-name="ce2" office:value-type="string">
            <text:p>Jogging</text:p>
          </table:table-cell>
          <table:table-cell table:style-name="ce2" office:value-type="string">
            <text:p>Walking </text:p>
          </table:table-cell>
          <table:table-cell table:style-name="ce2" office:value-type="string">
            <text:p>Jogging</text:p>
          </table:table-cell>
          <table:table-cell table:style-name="ce2" office:value-type="string">
            <text:p>Walking </text:p>
          </table:table-cell>
          <table:table-cell table:style-name="ce2" office:value-type="string">
            <text:p>Jogging</text:p>
          </table:table-cell>
          <table:table-cell table:style-name="ce2" office:value-type="string">
            <text:p>Walking </text:p>
          </table:table-cell>
          <table:table-cell table:style-name="ce2" office:value-type="string">
            <text:p>Cool Down 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Week 1 Day 1</text:p>
          </table:table-cell>
          <table:table-cell table:style-name="ce6" office:value-type="string">
            <text:p>05:0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1 Day 2</text:p>
          </table:table-cell>
          <table:table-cell table:style-name="ce6" office:value-type="string">
            <text:p>05:0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1 Day 3</text:p>
          </table:table-cell>
          <table:table-cell table:style-name="ce6" office:value-type="string">
            <text:p>05:0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1:00 min</text:p>
          </table:table-cell>
          <table:table-cell office:value-type="string">
            <text:p>1:30 mins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2 Day 1</text:p>
          </table:table-cell>
          <table:table-cell table:style-name="ce6" office:value-type="string">
            <text:p>05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||||||||</text:p>
          </table:table-cell>
          <table:table-cell office:value-type="string">
            <text:p>|||||||||</text:p>
          </table:table-cell>
          <table:table-cell office:value-type="string">
            <text:p>|||||||</text:p>
          </table:table-cell>
          <table:table-cell office:value-type="string">
            <text:p>|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2 Day 2</text:p>
          </table:table-cell>
          <table:table-cell table:style-name="ce6" office:value-type="string">
            <text:p>05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||||||||</text:p>
          </table:table-cell>
          <table:table-cell office:value-type="string">
            <text:p>|||||||||</text:p>
          </table:table-cell>
          <table:table-cell office:value-type="string">
            <text:p>|||||||</text:p>
          </table:table-cell>
          <table:table-cell office:value-type="string">
            <text:p>|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2 Day 3</text:p>
          </table:table-cell>
          <table:table-cell table:style-name="ce6" office:value-type="string">
            <text:p>05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1:30 min</text:p>
          </table:table-cell>
          <table:table-cell office:value-type="string">
            <text:p>02:00 mins</text:p>
          </table:table-cell>
          <table:table-cell office:value-type="string">
            <text:p>||||||||</text:p>
          </table:table-cell>
          <table:table-cell office:value-type="string">
            <text:p>|||||||||</text:p>
          </table:table-cell>
          <table:table-cell office:value-type="string">
            <text:p>|||||||</text:p>
          </table:table-cell>
          <table:table-cell office:value-type="string">
            <text:p>|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3 Day 1</text:p>
          </table:table-cell>
          <table:table-cell table:style-name="ce6" office:value-type="string">
            <text:p>05:00 mins</text:p>
          </table:table-cell>
          <table:table-cell table:number-columns-repeated="2" office:value-type="string">
            <text:p>1:30 min</text:p>
          </table:table-cell>
          <table:table-cell table:number-columns-repeated="2" office:value-type="string">
            <text:p>3:00 min</text:p>
          </table:table-cell>
          <table:table-cell table:number-columns-repeated="2" office:value-type="string">
            <text:p>1:30 min</text:p>
          </table:table-cell>
          <table:table-cell table:number-columns-repeated="2" office:value-type="string">
            <text:p>3:00 min</text:p>
          </table:table-cell>
          <table:table-cell table:number-columns-repeated="8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3 Day 2</text:p>
          </table:table-cell>
          <table:table-cell table:style-name="ce6" office:value-type="string">
            <text:p>05:00 mins</text:p>
          </table:table-cell>
          <table:table-cell table:number-columns-repeated="2" office:value-type="string">
            <text:p>1:30 min</text:p>
          </table:table-cell>
          <table:table-cell table:number-columns-repeated="2" office:value-type="string">
            <text:p>3:00 min</text:p>
          </table:table-cell>
          <table:table-cell table:number-columns-repeated="2" office:value-type="string">
            <text:p>1:30 min</text:p>
          </table:table-cell>
          <table:table-cell table:number-columns-repeated="2" office:value-type="string">
            <text:p>3:00 min</text:p>
          </table:table-cell>
          <table:table-cell table:number-columns-repeated="8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3 Day 3</text:p>
          </table:table-cell>
          <table:table-cell table:style-name="ce6" office:value-type="string">
            <text:p>05:00 mins</text:p>
          </table:table-cell>
          <table:table-cell table:number-columns-repeated="2" office:value-type="string">
            <text:p>1:30 min</text:p>
          </table:table-cell>
          <table:table-cell table:number-columns-repeated="2" office:value-type="string">
            <text:p>3:00 min</text:p>
          </table:table-cell>
          <table:table-cell table:number-columns-repeated="2" office:value-type="string">
            <text:p>1:30 min</text:p>
          </table:table-cell>
          <table:table-cell table:number-columns-repeated="2" office:value-type="string">
            <text:p>3:00 min</text:p>
          </table:table-cell>
          <table:table-cell table:number-columns-repeated="8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3">
          <table:table-cell office:value-type="string">
            <text:p>Week 4 Day 1</text:p>
          </table:table-cell>
          <table:table-cell table:style-name="ce6" office:value-type="string">
            <text:p>05:00 mins</text:p>
          </table:table-cell>
          <table:table-cell office:value-type="string">
            <text:p>3:00 min</text:p>
          </table:table-cell>
          <table:table-cell office:value-type="string">
            <text:p>1:30 min</text:p>
          </table:table-cell>
          <table:table-cell office:value-type="string">
            <text:p>5:00 min</text:p>
          </table:table-cell>
          <table:table-cell office:value-type="string">
            <text:p>2.30 min</text:p>
          </table:table-cell>
          <table:table-cell office:value-type="string">
            <text:p>3:00 min</text:p>
          </table:table-cell>
          <table:table-cell office:value-type="string">
            <text:p>1:30 min</text:p>
          </table:table-cell>
          <table:table-cell office:value-type="string">
            <text:p>5:00 min</text:p>
          </table:table-cell>
          <table:table-cell table:number-columns-repeated="9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3">
          <table:table-cell office:value-type="string">
            <text:p>Week 4 Day 2</text:p>
          </table:table-cell>
          <table:table-cell table:style-name="ce6" office:value-type="string">
            <text:p>05:00 mins</text:p>
          </table:table-cell>
          <table:table-cell office:value-type="string">
            <text:p>3:00 min</text:p>
          </table:table-cell>
          <table:table-cell office:value-type="string">
            <text:p>1:30 min</text:p>
          </table:table-cell>
          <table:table-cell office:value-type="string">
            <text:p>5:00 min</text:p>
          </table:table-cell>
          <table:table-cell office:value-type="string">
            <text:p>2.30 min</text:p>
          </table:table-cell>
          <table:table-cell office:value-type="string">
            <text:p>3:00 min</text:p>
          </table:table-cell>
          <table:table-cell office:value-type="string">
            <text:p>1:30 min</text:p>
          </table:table-cell>
          <table:table-cell office:value-type="string">
            <text:p>5:00 min</text:p>
          </table:table-cell>
          <table:table-cell table:number-columns-repeated="9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3">
          <table:table-cell office:value-type="string">
            <text:p>Week 4 Day 3</text:p>
          </table:table-cell>
          <table:table-cell table:style-name="ce6" office:value-type="string">
            <text:p>05:00 mins</text:p>
          </table:table-cell>
          <table:table-cell office:value-type="string">
            <text:p>3:00 min</text:p>
          </table:table-cell>
          <table:table-cell office:value-type="string">
            <text:p>1:30 min</text:p>
          </table:table-cell>
          <table:table-cell office:value-type="string">
            <text:p>5:00 min</text:p>
          </table:table-cell>
          <table:table-cell office:value-type="string">
            <text:p>2.30 min</text:p>
          </table:table-cell>
          <table:table-cell office:value-type="string">
            <text:p>3:00 min</text:p>
          </table:table-cell>
          <table:table-cell office:value-type="string">
            <text:p>1:30 min</text:p>
          </table:table-cell>
          <table:table-cell office:value-type="string">
            <text:p>5:00 min</text:p>
          </table:table-cell>
          <table:table-cell table:number-columns-repeated="9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5 Day 1</text:p>
          </table:table-cell>
          <table:table-cell table:style-name="ce6" office:value-type="string">
            <text:p>05:00 mins</text:p>
          </table:table-cell>
          <table:table-cell office:value-type="string">
            <text:p>5:00 min</text:p>
          </table:table-cell>
          <table:table-cell office:value-type="string">
            <text:p>3:00 min</text:p>
          </table:table-cell>
          <table:table-cell office:value-type="string">
            <text:p>5:00 min</text:p>
          </table:table-cell>
          <table:table-cell office:value-type="string">
            <text:p>3:00 min</text:p>
          </table:table-cell>
          <table:table-cell office:value-type="string">
            <text:p>5:00 min</text:p>
          </table:table-cell>
          <table:table-cell table:number-columns-repeated="11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5 Day 2</text:p>
          </table:table-cell>
          <table:table-cell table:style-name="ce6" office:value-type="string">
            <text:p>05:00 mins</text:p>
          </table:table-cell>
          <table:table-cell office:value-type="string">
            <text:p>8:00 min</text:p>
          </table:table-cell>
          <table:table-cell office:value-type="string">
            <text:p>5:00 min</text:p>
          </table:table-cell>
          <table:table-cell office:value-type="string">
            <text:p>8:00 min</text:p>
          </table:table-cell>
          <table:table-cell table:number-columns-repeated="13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5 Day 3</text:p>
          </table:table-cell>
          <table:table-cell table:style-name="ce6" office:value-type="string">
            <text:p>05:00 mins</text:p>
          </table:table-cell>
          <table:table-cell office:value-type="string">
            <text:p>20:00 min</text:p>
          </table:table-cell>
          <table:table-cell table:number-columns-repeated="15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6 Day 1</text:p>
          </table:table-cell>
          <table:table-cell table:style-name="ce6" office:value-type="string">
            <text:p>05:00 mins</text:p>
          </table:table-cell>
          <table:table-cell office:value-type="string">
            <text:p>5:00 min</text:p>
          </table:table-cell>
          <table:table-cell office:value-type="string">
            <text:p>3:00 min</text:p>
          </table:table-cell>
          <table:table-cell office:value-type="string">
            <text:p>8:00 min</text:p>
          </table:table-cell>
          <table:table-cell office:value-type="string">
            <text:p>3:00 min</text:p>
          </table:table-cell>
          <table:table-cell office:value-type="string">
            <text:p>5:00 min</text:p>
          </table:table-cell>
          <table:table-cell table:number-columns-repeated="11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6 Day 2</text:p>
          </table:table-cell>
          <table:table-cell table:style-name="ce6" office:value-type="string">
            <text:p>05:00 mins</text:p>
          </table:table-cell>
          <table:table-cell office:value-type="string">
            <text:p>10:00 min</text:p>
          </table:table-cell>
          <table:table-cell office:value-type="string">
            <text:p>3:00 min</text:p>
          </table:table-cell>
          <table:table-cell office:value-type="string">
            <text:p>10:00 min</text:p>
          </table:table-cell>
          <table:table-cell table:number-columns-repeated="13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6 Day 3</text:p>
          </table:table-cell>
          <table:table-cell table:style-name="ce6" office:value-type="string">
            <text:p>05:00 mins</text:p>
          </table:table-cell>
          <table:table-cell office:value-type="string">
            <text:p>22:00 min</text:p>
          </table:table-cell>
          <table:table-cell table:number-columns-repeated="15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7 Day 1</text:p>
          </table:table-cell>
          <table:table-cell table:style-name="ce6" office:value-type="string">
            <text:p>05:00 mins</text:p>
          </table:table-cell>
          <table:table-cell office:value-type="string">
            <text:p>25:00 min</text:p>
          </table:table-cell>
          <table:table-cell table:number-columns-repeated="15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7 Day 2</text:p>
          </table:table-cell>
          <table:table-cell table:style-name="ce6" office:value-type="string">
            <text:p>05:00 mins</text:p>
          </table:table-cell>
          <table:table-cell office:value-type="string">
            <text:p>25:00 min</text:p>
          </table:table-cell>
          <table:table-cell table:number-columns-repeated="15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7 Day 3</text:p>
          </table:table-cell>
          <table:table-cell table:style-name="ce6" office:value-type="string">
            <text:p>05:00 mins</text:p>
          </table:table-cell>
          <table:table-cell office:value-type="string">
            <text:p>25:00 min</text:p>
          </table:table-cell>
          <table:table-cell table:number-columns-repeated="15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8 Day 1</text:p>
          </table:table-cell>
          <table:table-cell table:style-name="ce6" office:value-type="string">
            <text:p>05:00 mins</text:p>
          </table:table-cell>
          <table:table-cell office:value-type="string">
            <text:p>28:00 mins</text:p>
          </table:table-cell>
          <table:table-cell table:number-columns-repeated="15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8 Day 2</text:p>
          </table:table-cell>
          <table:table-cell table:style-name="ce6" office:value-type="string">
            <text:p>05:00 mins</text:p>
          </table:table-cell>
          <table:table-cell office:value-type="string">
            <text:p>28:00 mins</text:p>
          </table:table-cell>
          <table:table-cell table:number-columns-repeated="15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Week 8 Day 3</text:p>
          </table:table-cell>
          <table:table-cell table:style-name="ce6" office:value-type="string">
            <text:p>05:00 mins</text:p>
          </table:table-cell>
          <table:table-cell office:value-type="string">
            <text:p>30:00 mins</text:p>
          </table:table-cell>
          <table:table-cell table:number-columns-repeated="15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>
          <table:table-cell office:value-type="string">
            <text:p>Run 5K</text:p>
          </table:table-cell>
          <table:table-cell table:style-name="ce6" office:value-type="string">
            <text:p>05:00 mins</text:p>
          </table:table-cell>
          <table:table-cell office:value-type="string">
            <text:p>30:00 mins</text:p>
          </table:table-cell>
          <table:table-cell table:number-columns-repeated="15" office:value-type="string">
            <text:p>||||||||</text:p>
          </table:table-cell>
          <table:table-cell office:value-type="string">
            <text:p>5:00 mins</text:p>
          </table:table-cell>
          <table:table-cell table:number-columns-repeated="100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6/19/2014</text:date>, <text:time>20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havi chhavi</meta:initial-creator>
    <meta:creation-date>2014-06-04T19:21:40.67</meta:creation-date>
    <dc:date>2014-06-19T20:29:33.04</dc:date>
    <dc:creator>chhavi </dc:creator>
    <meta:editing-duration>PT5H22M11S</meta:editing-duration>
    <meta:editing-cycles>21</meta:editing-cycles>
    <meta:generator>OpenOffice.org/3.3$Win32 OpenOffice.org_project/330m20$Build-9567</meta:generator>
    <meta:document-statistic meta:table-count="3" meta:cell-count="539" meta:object-count="0"/>
  </office:meta>
</office:document-meta>
</file>